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1.00mm" fo:margin-right="-0.35mm">
        <style:tab-stops/>
      </style:paragraph-properties>
      <style:text-properties fo:font-weight="500" style:font-name="Arial Narrow" fo:font-size="3.7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0mm" fo:padding-right="5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text:list-style style:name="work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text-indent="0.50mm"/>
        </style:list-level-properties>
        <style:text-properties style:font-name="Arial Narrow"/>
      </text:list-level-style-bullet>
    </text:list-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(VisualPlugin)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MySQL; MongoDB</text:p>
          </text:list-item>
          <text:list-item>
            <text:p text:style-name="tech-skill">Hands-on IT Experience</text:p>
          </text:list-item>
          <text:list-item>
            <text:p text:style-name="tech-skill">API Design</text:p>
          </text:list-item>
          <text:list-item>
            <text:p text:style-name="tech-skill">Network Configuration</text:p>
          </text:list-item>
          <text:list-item>
            <text:p text:style-name="tech-skill">Python; PHP; Node.js</text:p>
          </text:list-item>
          <text:list-item>
            <text:p text:style-name="tech-skill">Collaboration and Cross-team Communication</text:p>
          </text:list-item>
          <text:list-item>
            <text:p text:style-name="tech-skill">Version Control</text:p>
          </text:list-item>
          <text:list-item>
            <text:p text:style-name="tech-skill">Bash/Powershell Automation</text:p>
          </text:list-item>
          <text:list-item>
            <text:p text:style-name="tech-skill">Microsoft Systems</text:p>
          </text:list-item>
          <text:list-item>
            <text:p text:style-name="tech-skill">HTML5/CSS3</text:p>
          </text:list-item>
          <text:list-item>
            <text:p text:style-name="tech-skill">MongoDB</text:p>
          </text:list-item>
          <text:list-item>
            <text:p text:style-name="tech-skill">Docker Compose</text:p>
          </text:list-item>
          <text:list-item>
            <text:p text:style-name="tech-skill">TCP/IP Protocols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California State University, Fullerton
						</text:p>
            <text:list text:style-name="edu-list" text:continue-numbering="true">
              <text:list-item>
                <text:p text:style-name="edu-desc">Pursuing a MS in Computer Engineering</text:p>
              </text:list-item>
              <text:list-item>
                <text:p text:style-name="edu-desc">Investing in a stronger emphasis in computer hardware</text:p>
              </text:list-item>
            </text:list>
          </table:table-cell>
          <table:table-cell table:style-name="date-cell">
            <text:p text:style-name="date">prospective</text:p>
          </table:table-cell>
        </table:table-row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Roblox-Freedom-Distribution">
								<text:span text:style-name="proj-title">
								Rōblox Freedom Distribution</text:span>
							</text:a>is a streamlined culmination of research to allow users to host and join Rōblox servers in a local- or wide-area network.</text:p>
            <text:list text:style-name="proj-list" text:continue-numbering="true">
              <text:list-item>
                <text:p text:style-name="proj-desc">Designed and deployed cross-platform network configurations to optimize client-server connectivity</text:p>
              </text:list-item>
              <text:list-item>
                <text:p text:style-name="proj-desc">Conducted diagnostic programs to monitor server performance and address network issues</text:p>
              </text:list-item>
              <text:list-item>
                <text:p text:style-name="proj-desc">Troubleshot technical problems for warehouse-style multi-user environments in a LAN/WAN configuration</text:p>
              </text:list-item>
            </text:list>
          </table:table-cell>
          <table:table-cell table:style-name="date-cell">
            <text:p text:style-name="date">Jul 2023 - current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.</text:p>
            <text:list text:style-name="proj-list" text:continue-numbering="true">
              <text:list-item>
                <text:p text:style-name="proj-desc">Developed webhook integrations and API notifications to safely transfer data between multiple platforms</text:p>
              </text:list-item>
              <text:list-item>
                <text:p text:style-name="proj-desc">Created a backend framework optimized for high database performance using SQL (MySQL), PHP, and RESTful APIs</text:p>
              </text:list-item>
              <text:list-item>
                <text:p text:style-name="proj-desc">Designed and tested systems for real-time communication and integration error debugging</text:p>
              </text:list-item>
            </text:list>
          </table:table-cell>
          <table:table-cell table:style-name="date-cell">
            <text:p text:style-name="date">Feb 2018 - Sep 2019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videos from a YouTube channel to the Internet Archive.</text:p>
            <text:list text:style-name="proj-list" text:continue-numbering="true">
              <text:list-item>
                <text:p text:style-name="proj-desc">Debugged network-interaction code related to video payload delivery, ensuring fault-tolerant operations</text:p>
              </text:list-item>
              <text:list-item>
                <text:p text:style-name="proj-desc">Built Python tools to enhance compatibility across cloud-hosted infrastructure</text:p>
              </text:list-item>
              <text:list-item>
                <text:p text:style-name="proj-desc">Contributed fixes toward optimizing file transfer protocols and video metadata archiving</text:p>
              </text:list-item>
            </text:list>
          </table:table-cell>
          <table:table-cell table:style-name="date-cell">
            <text:p text:style-name="date">Aug 2023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was a command-line interface facilitating script execution on Rōblox.</text:p>
            <text:list text:style-name="proj-list" text:continue-numbering="true">
              <text:list-item>
                <text:p text:style-name="proj-desc">Built T-SQL scripts for managing and organizing large-scale database parameters</text:p>
              </text:list-item>
              <text:list-item>
                <text:p text:style-name="proj-desc">Automated the execution of customizable CLI workflows for server operators across remote APIs</text:p>
              </text:list-item>
              <text:list-item>
                <text:p text:style-name="proj-desc">Developed operational tooling to streamline backend command operations and debugging efforts</text:p>
              </text:list-item>
            </text:list>
          </table:table-cell>
          <table:table-cell table:style-name="date-cell">
            <text:p text:style-name="date">Jul 2022 - May 2023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a significant full-stack web infrastructure project.</text:p>
            <text:list text:style-name="proj-list" text:continue-numbering="true">
              <text:list-item>
                <text:p text:style-name="proj-desc">Designed backend tools to improve fault-tolerant server processes for ground-up troubleshooting</text:p>
              </text:list-item>
              <text:list-item>
                <text:p text:style-name="proj-desc">Provided user-facing logging systems for both network events and asset generation pipelines</text:p>
              </text:list-item>
              <text:list-item>
                <text:p text:style-name="proj-desc">Conducted performance metrics and led implementation updates for continuous system improvement</text:p>
              </text:list-item>
            </text:list>
          </table:table-cell>
          <table:table-cell table:style-name="date-cell">
            <text:p text:style-name="date">Dec 2019 - Nov 2020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a tool to match e-sports streamers and financial sponsors</text:span>
						</text:p>
            <text:list text:style-name="work-list" text:continue-numbering="true">
              <text:list-item>
                <text:p text:style-name="work-desc">
									Implemented mobile-responsive pages using Next.js (and thus React) from existing mockups, enhancing user experience.
								</text:p>
              </text:list-item>
              <text:list-item>
                <text:p text:style-name="work-desc">
									Collaborated directly with developers and C-suite personnel to gather requirements and ensure alignment with business objectives.
								</text:p>
              </text:list-item>
              <text:list-item>
                <text:p text:style-name="work-desc">
									Contributed to building and presenting a team-wide slide deck in Google Slides, utilizing Figma for design consistency.
								</text:p>
              </text:list-item>
            </text:list>
          </table:table-cell>
          <table:table-cell table:style-name="date-cell">
            <text:p text:style-name="date">Sep 2023 - Mar 2024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list text:style-name="work-list" text:continue-numbering="true">
              <text:list-item>
                <text:p text:style-name="work-desc">
									Advertised social events with non-profits, e.g. Islamic Institute of Orange County and Sabil USA, utilizing data-driven design strategies.
								</text:p>
              </text:list-item>
              <text:list-item>
                <text:p text:style-name="work-desc">
									Designed real-estate marketing materials for Berkshire Hathaway agents, focusing on effective communication of key messages.
								</text:p>
              </text:list-item>
              <text:list-item>
                <text:p text:style-name="work-desc">
									Commissioned to design over 20 event fliers for non-profit organizations, ensuring alignment with branding and audience engagement.
								</text:p>
              </text:list-item>
            </text:list>
          </table:table-cell>
          <table:table-cell table:style-name="date-cell">
            <text:p text:style-name="date">Apr 2016 -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list text:style-name="work-list" text:continue-numbering="true">
              <text:list-item>
                <text:p text:style-name="work-desc">
									Assisted in the development of a brain-computer interface with graduate students, applying analytical skills to support research objectives.
								</text:p>
              </text:list-item>
              <text:list-item>
                <text:p text:style-name="work-desc">
									Designed user interface for mock-up calibration procedure, enhancing usability and user experience.
								</text:p>
              </text:list-item>
              <text:list-item>
                <text:p text:style-name="work-desc">
									Project coordinated by Professor Kiran George, PhD, fostering collaboration and communication skills.
								</text:p>
              </text:list-item>
            </text:list>
          </table:table-cell>
          <table:table-cell table:style-name="date-cell">
            <text:p text:style-name="date">Sep 2017 - May 2018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list text:style-name="work-list" text:continue-numbering="true">
              <text:list-item>
                <text:p text:style-name="work-desc">
									Consulted in provisioning GNU/Linux file servers for office use using Ubuntu and Samba, enhancing data management capabilities.
								</text:p>
              </text:list-item>
              <text:list-item>
                <text:p text:style-name="work-desc">
									Assisted in architectural and structural design plans of commercial and industrial sites, applying analytical thinking to design challenges.
								</text:p>
              </text:list-item>
            </text:list>
          </table:table-cell>
          <table:table-cell table:style-name="date-cell">
            <text:p text:style-name="date">Jun 2015 -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list text:style-name="work-list" text:continue-numbering="true">
              <text:list-item>
                <text:p text:style-name="work-desc">
									Effectively communicated with customers and team members in a fast-paced environment, enhancing customer satisfaction.
								</text:p>
              </text:list-item>
              <text:list-item>
                <text:p text:style-name="work-desc">
									Assumed different roles within the restaurant to support overall operations, demonstrating flexibility and teamwork.
								</text:p>
              </text:list-item>
              <text:list-item>
                <text:p text:style-name="work-desc">
									Handled cash transactions and utilized point-of-sale systems, ensuring accurate financial reporting.
								</text:p>
              </text:list-item>
              <text:list-item>
                <text:p text:style-name="work-desc">
									Addressed customer concerns and resolved issues in a positive and efficient manner, contributing to a positive customer experience.
								</text:p>
              </text:list-item>
              <text:list-item>
                <text:p text:style-name="work-desc">
									Analyzed pricing schemes according to market value, applying basic data analysis skills to support business decisions.
								</text:p>
              </text:list-item>
            </text:list>
          </table:table-cell>
          <table:table-cell table:style-name="date-cell">
            <text:p text:style-name="date">Aug 2019 - Jun 2021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lways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5-03-03 09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May 2023-17T23:01:00Z</meta:creation-date>
    <dc:date>May 2023-17T23:03:00Z</dc:date>
    <meta:print-date>Feb 2021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